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77">
            <text:p>1077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2.1355617455896">
            <text:p>-2.1355617456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98">
            <text:p>1098</text:p>
          </table:table-cell>
          <table:table-cell office:value-type="float" office:value="1097">
            <text:p>1097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0.0911577028258819">
            <text:p>0.0911577028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737">
            <text:p>737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1.62822252374491">
            <text:p>-1.6282225237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float" office:value="1438">
            <text:p>1438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2.36439499304589">
            <text:p>-2.364394993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82">
            <text:p>782</text:p>
          </table:table-cell>
          <table:table-cell office:value-type="float" office:value="781">
            <text:p>781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0.128040973111382">
            <text:p>0.1280409731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69">
            <text:p>769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1.69050715214564">
            <text:p>-1.6905071521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1000">
            <text:p>1000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1.90000000000001">
            <text:p>-1.9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09">
            <text:p>1309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403">
            <text:p>1403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6.27227369921597">
            <text:p>-6.2722736992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646">
            <text:p>646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63157894736842">
            <text:p>-2.6315789474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150">
            <text:p>12150</text:p>
          </table:table-cell>
          <table:table-cell office:value-type="float" office:value="0">
            <text:p>0</text:p>
          </table:table-cell>
          <table:table-cell office:value-type="float" office:value="12234">
            <text:p>12234</text:p>
          </table:table-cell>
          <table:table-cell office:value-type="float" office:value="12510">
            <text:p>1251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2.20623501199042">
            <text:p>-2.206235012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39">
            <text:p>2039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  <table:table-cell/>
          <table:table-cell table:formula="of:=([.D12]/[.E12]*100)-100" office:value-type="float" office:value="-0.0490436488474728">
            <text:p>-0.0490436488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365">
            <text:p>136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1.17216117216117">
            <text:p>-1.1721611722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74">
            <text:p>2874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994">
            <text:p>2994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2.63861055444222">
            <text:p>-2.6386105544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68">
            <text:p>1868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2.73019271948608">
            <text:p>-2.7301927195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7">
            <text:p>116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0.25706940874035">
            <text:p>0.2570694087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983">
            <text:p>983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1.2207527975585">
            <text:p>-1.2207527976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642">
            <text:p>1642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0.974421437271616">
            <text:p>0.9744214373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42">
            <text:p>1242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0.402576489533018">
            <text:p>-0.4025764895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710">
            <text:p>171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5.90643274853801">
            <text:p>-5.9064327485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970">
            <text:p>3970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000">
            <text:p>400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 office:value-type="float" office:value="1">
            <text:p>1</text:p>
          </table:table-cell>
          <table:table-cell/>
          <table:table-cell table:formula="of:=([.D21]/[.E21]*100)-100" office:value-type="float" office:value="1.55000000000001">
            <text:p>1.55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1137">
            <text:p>1137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2.11081794195252">
            <text:p>2.110817942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  <table:table-cell office:value-type="float" office:value="5310">
            <text:p>531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6.77966101694916">
            <text:p>-6.7796610169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902">
            <text:p>3902</text:p>
          </table:table-cell>
          <table:table-cell office:value-type="float" office:value="3925">
            <text:p>392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0.585987261146499">
            <text:p>-0.5859872611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830">
            <text:p>5830</text:p>
          </table:table-cell>
          <table:table-cell office:value-type="float" office:value="0">
            <text:p>0</text:p>
          </table:table-cell>
          <table:table-cell office:value-type="float" office:value="5919">
            <text:p>5919</text:p>
          </table:table-cell>
          <table:table-cell office:value-type="float" office:value="6080">
            <text:p>608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2.64802631578948">
            <text:p>-2.6480263158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190">
            <text:p>17190</text:p>
          </table:table-cell>
          <table:table-cell office:value-type="float" office:value="0">
            <text:p>0</text:p>
          </table:table-cell>
          <table:table-cell office:value-type="float" office:value="17085">
            <text:p>17085</text:p>
          </table:table-cell>
          <table:table-cell office:value-type="float" office:value="18030">
            <text:p>1803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5.24126455906821">
            <text:p>-5.2412645591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2444">
            <text:p>2444</text:p>
          </table:table-cell>
          <table:table-cell office:value-type="float" office:value="2538">
            <text:p>2538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3.70370370370371">
            <text:p>-3.7037037037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8">
            <text:p>1878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75">
            <text:p>1875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480000000000004">
            <text:p>-0.48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129">
            <text:p>112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3.01151461470329">
            <text:p>3.0115146147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4920">
            <text:p>4920</text:p>
          </table:table-cell>
          <table:table-cell office:value-type="float" office:value="4980">
            <text:p>498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1.20481927710844">
            <text:p>-1.2048192771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  <table:table-cell office:value-type="float" office:value="5320">
            <text:p>532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1.31578947368422">
            <text:p>-1.3157894737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794">
            <text:p>794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0.251889168765743">
            <text:p>-0.2518891688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43">
            <text:p>1843</text:p>
          </table:table-cell>
          <table:table-cell office:value-type="float" office:value="1">
            <text:p>1</text:p>
          </table:table-cell>
          <table:table-cell office:value-type="float" office:value="1848">
            <text:p>1848</text:p>
          </table:table-cell>
          <table:table-cell office:value-type="float" office:value="1896">
            <text:p>1896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2.53164556962025">
            <text:p>-2.5316455696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425">
            <text:p>42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5.17647058823529">
            <text:p>-5.1764705882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office:value-type="float" office:value="1954">
            <text:p>1954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4.24769703172979">
            <text:p>4.2476970317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54">
            <text:p>2354</text:p>
          </table:table-cell>
          <table:table-cell office:value-type="float" office:value="1">
            <text:p>1</text:p>
          </table:table-cell>
          <table:table-cell office:value-type="float" office:value="2389">
            <text:p>2389</text:p>
          </table:table-cell>
          <table:table-cell office:value-type="float" office:value="2371">
            <text:p>2371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 office:value-type="float" office:value="1">
            <text:p>1</text:p>
          </table:table-cell>
          <table:table-cell/>
          <table:table-cell table:formula="of:=([.D36]/[.E36]*100)-100" office:value-type="float" office:value="0.759173344580361">
            <text:p>0.7591733446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  <table:table-cell office:value-type="float" office:value="2283">
            <text:p>2283</text:p>
          </table:table-cell>
          <table:table-cell office:value-type="float" office:value="2271">
            <text:p>2271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0.528401585204747">
            <text:p>0.5284015852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1159">
            <text:p>1159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0.776531492666095">
            <text:p>-0.7765314927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55">
            <text:p>3755</text:p>
          </table:table-cell>
          <table:table-cell office:value-type="float" office:value="0">
            <text:p>0</text:p>
          </table:table-cell>
          <table:table-cell office:value-type="float" office:value="3781">
            <text:p>3781</text:p>
          </table:table-cell>
          <table:table-cell office:value-type="float" office:value="3889">
            <text:p>3889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2.77706351247107">
            <text:p>-2.7770635125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598">
            <text:p>1598</text:p>
          </table:table-cell>
          <table:table-cell office:value-type="float" office:value="1617">
            <text:p>161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1.17501546072974">
            <text:p>-1.1750154607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office:value-type="float" office:value="2452">
            <text:p>2452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1.38662316476345">
            <text:p>-1.3866231648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355">
            <text:p>8355</text:p>
          </table:table-cell>
          <table:table-cell office:value-type="float" office:value="8670">
            <text:p>867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3.63321799307958">
            <text:p>-3.6332179931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50">
            <text:p>6750</text:p>
          </table:table-cell>
          <table:table-cell office:value-type="float" office:value="0">
            <text:p>0</text:p>
          </table:table-cell>
          <table:table-cell office:value-type="float" office:value="6754">
            <text:p>6754</text:p>
          </table:table-cell>
          <table:table-cell office:value-type="float" office:value="6850">
            <text:p>685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4014598540146">
            <text:p>-1.401459854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1433">
            <text:p>1433</text:p>
          </table:table-cell>
          <table:table-cell office:value-type="float" office:value="1514">
            <text:p>151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5.35006605019815">
            <text:p>-5.3500660502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1914">
            <text:p>191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0.78369905956113">
            <text:p>0.7836990596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04">
            <text:p>3704</text:p>
          </table:table-cell>
          <table:table-cell office:value-type="float" office:value="3720">
            <text:p>372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0.430107526881713">
            <text:p>-0.4301075269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662">
            <text:p>2662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0.78888054094665">
            <text:p>-0.7888805409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55">
            <text:p>3455</text:p>
          </table:table-cell>
          <table:table-cell office:value-type="float" office:value="0">
            <text:p>0</text:p>
          </table:table-cell>
          <table:table-cell office:value-type="float" office:value="3472">
            <text:p>3472</text:p>
          </table:table-cell>
          <table:table-cell office:value-type="float" office:value="3370">
            <text:p>337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3.026706231454">
            <text:p>3.0267062315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0.843881856540079">
            <text:p>-0.8438818565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739">
            <text:p>2739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office:value-type="float" office:value="2769">
            <text:p>2769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0.325027085590463">
            <text:p>0.3250270856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50">
            <text:p>5350</text:p>
          </table:table-cell>
          <table:table-cell office:value-type="float" office:value="1">
            <text:p>1</text:p>
          </table:table-cell>
          <table:table-cell office:value-type="float" office:value="5359">
            <text:p>5359</text:p>
          </table:table-cell>
          <table:table-cell office:value-type="float" office:value="5450">
            <text:p>545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 office:value-type="float" office:value="1">
            <text:p>1</text:p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 office:value-type="float" office:value="1">
            <text:p>1</text:p>
          </table:table-cell>
          <table:table-cell/>
          <table:table-cell table:formula="of:=([.D51]/[.E51]*100)-100" office:value-type="float" office:value="-1.6697247706422">
            <text:p>-1.6697247706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099">
            <text:p>2099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2077">
            <text:p>2077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1.34809821858451">
            <text:p>1.3480982186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295">
            <text:p>3295</text:p>
          </table:table-cell>
          <table:table-cell office:value-type="float" office:value="0">
            <text:p>0</text:p>
          </table:table-cell>
          <table:table-cell office:value-type="float" office:value="3347">
            <text:p>3347</text:p>
          </table:table-cell>
          <table:table-cell office:value-type="float" office:value="3440">
            <text:p>344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2.70348837209302">
            <text:p>-2.7034883721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office:value-type="float" office:value="2424">
            <text:p>2424</text:p>
          </table:table-cell>
          <table:table-cell office:value-type="float" office:value="2561">
            <text:p>2561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5.34947286216323">
            <text:p>-5.3494728622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09">
            <text:p>2309</text:p>
          </table:table-cell>
          <table:table-cell office:value-type="float" office:value="2390">
            <text:p>239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3.38912133891213">
            <text:p>-3.3891213389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4.39560439560439">
            <text:p>-4.3956043956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325">
            <text:p>4325</text:p>
          </table:table-cell>
          <table:table-cell office:value-type="float" office:value="4475">
            <text:p>4475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35195530726257">
            <text:p>-3.3519553073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30">
            <text:p>5230</text:p>
          </table:table-cell>
          <table:table-cell office:value-type="float" office:value="0">
            <text:p>0</text:p>
          </table:table-cell>
          <table:table-cell office:value-type="float" office:value="5234">
            <text:p>5234</text:p>
          </table:table-cell>
          <table:table-cell office:value-type="float" office:value="5410">
            <text:p>541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3.25323475046211">
            <text:p>-3.2532347505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992">
            <text:p>3992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4146">
            <text:p>414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3.52146647370959">
            <text:p>-3.5214664737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35">
            <text:p>1535</text:p>
          </table:table-cell>
          <table:table-cell office:value-type="float" office:value="1">
            <text:p>1</text:p>
          </table:table-cell>
          <table:table-cell office:value-type="float" office:value="1557">
            <text:p>1557</text:p>
          </table:table-cell>
          <table:table-cell office:value-type="float" office:value="1572">
            <text:p>157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 office:value-type="float" office:value="1">
            <text:p>1</text:p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 office:value-type="float" office:value="1">
            <text:p>1</text:p>
          </table:table-cell>
          <table:table-cell/>
          <table:table-cell table:formula="of:=([.D60]/[.E60]*100)-100" office:value-type="float" office:value="-0.954198473282446">
            <text:p>-0.9541984733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1080">
            <text:p>10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5.46296296296296">
            <text:p>-5.462962963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39">
            <text:p>103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0.481231953801725">
            <text:p>-0.4812319538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426">
            <text:p>5426</text:p>
          </table:table-cell>
          <table:table-cell office:value-type="float" office:value="5480">
            <text:p>548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985401459854018">
            <text:p>-0.9854014599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901">
            <text:p>1901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4.41872698579695">
            <text:p>-4.4187269858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5190">
            <text:p>519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73410404624278">
            <text:p>-1.7341040462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office:value-type="float" office:value="3690">
            <text:p>3690</text:p>
          </table:table-cell>
          <table:table-cell office:value-type="float" office:value="3825">
            <text:p>382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3.52941176470588">
            <text:p>-3.5294117647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804">
            <text:p>1804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1.27494456762749">
            <text:p>-1.2749445676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float" office:value="2002">
            <text:p>2002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0.79920079920079">
            <text:p>0.7992007992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30">
            <text:p>5430</text:p>
          </table:table-cell>
          <table:table-cell office:value-type="float" office:value="0">
            <text:p>0</text:p>
          </table:table-cell>
          <table:table-cell office:value-type="float" office:value="5385">
            <text:p>5385</text:p>
          </table:table-cell>
          <table:table-cell office:value-type="float" office:value="5660">
            <text:p>566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4.85865724381625">
            <text:p>-4.8586572438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1562">
            <text:p>1562</text:p>
          </table:table-cell>
          <table:table-cell table:formula="of:=IF(AND([.B70]&gt;[.E70];[.H70]=1);1;&quot;&quot;)" office:value-type="float" office:value="1">
            <text:p>1</text:p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-0.064020486555691">
            <text:p>-0.0640204866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86">
            <text:p>2286</text:p>
          </table:table-cell>
          <table:table-cell office:value-type="float" office:value="1">
            <text:p>1</text:p>
          </table:table-cell>
          <table:table-cell office:value-type="float" office:value="2291">
            <text:p>2291</text:p>
          </table:table-cell>
          <table:table-cell office:value-type="float" office:value="2423">
            <text:p>2423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 office:value-type="float" office:value="1">
            <text:p>1</text:p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 office:value-type="float" office:value="1">
            <text:p>1</text:p>
          </table:table-cell>
          <table:table-cell/>
          <table:table-cell table:formula="of:=([.D71]/[.E71]*100)-100" office:value-type="float" office:value="-5.44779199339661">
            <text:p>-5.4477919934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823">
            <text:p>823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4.37424058323208">
            <text:p>-4.3742405832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1925">
            <text:p>1925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3.42857142857143">
            <text:p>-3.4285714286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3975">
            <text:p>13975</text:p>
          </table:table-cell>
          <table:table-cell office:value-type="float" office:value="14280">
            <text:p>1428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2.1358543417367">
            <text:p>-2.1358543417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2593">
            <text:p>2593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2.54531430775164">
            <text:p>-2.5453143078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88">
            <text:p>5288</text:p>
          </table:table-cell>
          <table:table-cell office:value-type="float" office:value="1">
            <text:p>1</text:p>
          </table:table-cell>
          <table:table-cell office:value-type="float" office:value="5222">
            <text:p>5222</text:p>
          </table:table-cell>
          <table:table-cell office:value-type="float" office:value="5344">
            <text:p>534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2.28293413173652">
            <text:p>-2.2829341317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90">
            <text:p>9590</text:p>
          </table:table-cell>
          <table:table-cell office:value-type="float" office:value="0">
            <text:p>0</text:p>
          </table:table-cell>
          <table:table-cell office:value-type="float" office:value="9580">
            <text:p>9580</text:p>
          </table:table-cell>
          <table:table-cell office:value-type="float" office:value="9920">
            <text:p>992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3.42741935483872">
            <text:p>-3.4274193548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079">
            <text:p>107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4.54124189063948">
            <text:p>-4.5412418906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446">
            <text:p>144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0.207468879668056">
            <text:p>0.2074688797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873">
            <text:p>87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2.17640320733103">
            <text:p>2.1764032073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float" office:value="1102">
            <text:p>1102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3.99274047186933">
            <text:p>3.9927404719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00">
            <text:p>500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1.40000000000001">
            <text:p>-1.4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0.729927007299267">
            <text:p>-0.7299270073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office:value-type="float" office:value="2721">
            <text:p>2721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0.0735023888276345">
            <text:p>-0.0735023888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table:number-columns-repeated="2" office:value-type="float" office:value="555">
            <text:p>555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">
            <text:p>0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63">
            <text:p>2863</text:p>
          </table:table-cell>
          <table:table-cell office:value-type="float" office:value="0">
            <text:p>0</text:p>
          </table:table-cell>
          <table:table-cell office:value-type="float" office:value="2923">
            <text:p>2923</text:p>
          </table:table-cell>
          <table:table-cell office:value-type="float" office:value="2992">
            <text:p>2992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2.30614973262033">
            <text:p>-2.3061497326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465">
            <text:p>1465</text:p>
          </table:table-cell>
          <table:table-cell office:value-type="float" office:value="1461">
            <text:p>1461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0.273785078713203">
            <text:p>0.2737850787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3172">
            <text:p>3172</text:p>
          </table:table-cell>
          <table:table-cell office:value-type="float" office:value="3115">
            <text:p>3115</text:p>
          </table:table-cell>
          <table:table-cell table:formula="of:=IF(AND([.B88]&gt;[.E88];[.H88]=1);1;&quot;&quot;)" office:value-type="float" office:value="1">
            <text:p>1</text:p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1.8298555377207">
            <text:p>1.8298555377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1297">
            <text:p>1297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1.85042405551272">
            <text:p>-1.8504240555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32">
            <text:p>1632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612">
            <text:p>1612</text:p>
          </table:table-cell>
          <table:table-cell table:formula="of:=IF(AND([.B90]&gt;[.E90];[.H90]=1);1;&quot;&quot;)" office:value-type="float" office:value="1">
            <text:p>1</text:p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0.682382133995034">
            <text:p>0.682382134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5.01043841336117">
            <text:p>5.0104384134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083">
            <text:p>2083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1.68026884301489">
            <text:p>-1.680268843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1797">
            <text:p>1797</text:p>
          </table:table-cell>
          <table:table-cell table:formula="of:=IF(AND([.B93]&gt;[.E93];[.H93]=1);1;&quot;&quot;)" office:value-type="float" office:value="1">
            <text:p>1</text:p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0.166944908180298">
            <text:p>0.1669449082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55">
            <text:p>1055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0.853080568720372">
            <text:p>0.8530805687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65">
            <text:p>36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0.547945205479451">
            <text:p>0.5479452055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2123">
            <text:p>2123</text:p>
          </table:table-cell>
          <table:table-cell office:value-type="float" office:value="2147">
            <text:p>2147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1.11783884489986">
            <text:p>-1.1178388449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40">
            <text:p>740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1.21621621621621">
            <text:p>-1.2162162162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76">
            <text:p>676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1.77514792899409">
            <text:p>1.775147929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38">
            <text:p>538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4.08921933085502">
            <text:p>4.0892193309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64">
            <text:p>206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079">
            <text:p>2079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 office:value-type="float" office:value="1">
            <text:p>1</text:p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 office:value-type="float" office:value="1">
            <text:p>1</text:p>
          </table:table-cell>
          <table:table-cell/>
          <table:table-cell table:formula="of:=([.D100]/[.E100]*100)-100" office:value-type="float" office:value="0.240500240500239">
            <text:p>0.2405002405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8">
            <text:p>548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0.547445255474457">
            <text:p>0.5474452555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office:value-type="float" office:value="1382">
            <text:p>1382</text:p>
          </table:table-cell>
          <table:table-cell office:value-type="float" office:value="1308">
            <text:p>1308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 office:value-type="float" office:value="1">
            <text:p>1</text:p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5.65749235474007">
            <text:p>5.6574923547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51">
            <text:p>551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6.53357531760436">
            <text:p>-6.5335753176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14">
            <text:p>3714</text:p>
          </table:table-cell>
          <table:table-cell office:value-type="float" office:value="3605">
            <text:p>360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3.02357836338419">
            <text:p>3.0235783634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48">
            <text:p>1348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305">
            <text:p>1305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1.91570881226053">
            <text:p>1.9157088123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0.740740740740748">
            <text:p>-0.7407407407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2690">
            <text:p>2690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0.148698884758375">
            <text:p>-0.1486988848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96">
            <text:p>596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2.01342281879194">
            <text:p>-2.0134228188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0.209205020920507">
            <text:p>0.2092050209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120">
            <text:p>6120</text:p>
          </table:table-cell>
          <table:table-cell office:value-type="float" office:value="0">
            <text:p>0</text:p>
          </table:table-cell>
          <table:table-cell office:value-type="float" office:value="6253">
            <text:p>6253</text:p>
          </table:table-cell>
          <table:table-cell office:value-type="float" office:value="6140">
            <text:p>6140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1.84039087947883">
            <text:p>1.8403908795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  <table:table-cell office:value-type="float" office:value="1716">
            <text:p>1716</text:p>
          </table:table-cell>
          <table:table-cell office:value-type="float" office:value="1717">
            <text:p>1717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0.0582411182294749">
            <text:p>-0.058241118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9">
            <text:p>1149</text:p>
          </table:table-cell>
          <table:table-cell office:value-type="float" office:value="1136">
            <text:p>1136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1.1443661971831">
            <text:p>1.1443661972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37">
            <text:p>1637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0.794135613927921">
            <text:p>0.7941356139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table:number-columns-repeated="2" office:value-type="float" office:value="531">
            <text:p>531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">
            <text:p>0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1772">
            <text:p>177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0.169300225733636">
            <text:p>-0.1693002257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671">
            <text:p>1671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99">
            <text:p>1699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765155974102399">
            <text:p>0.7651559741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31">
            <text:p>631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4.43740095087163">
            <text:p>4.4374009509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74">
            <text:p>774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775193798449607">
            <text:p>-0.7751937984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0">
            <text:p>1420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1.54929577464789">
            <text:p>-1.5492957746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1253">
            <text:p>1253</text:p>
          </table:table-cell>
          <table:table-cell office:value-type="float" office:value="1258">
            <text:p>1258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397456279809219">
            <text:p>-0.3974562798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float" office:value="940">
            <text:p>940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319148936170222">
            <text:p>0.3191489362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53">
            <text:p>2353</text:p>
          </table:table-cell>
          <table:table-cell office:value-type="float" office:value="0">
            <text:p>0</text:p>
          </table:table-cell>
          <table:table-cell office:value-type="float" office:value="2398">
            <text:p>2398</text:p>
          </table:table-cell>
          <table:table-cell office:value-type="float" office:value="2396">
            <text:p>239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0.0834724540901561">
            <text:p>0.0834724541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table:number-columns-repeated="2" office:value-type="float" office:value="209">
            <text:p>209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0">
            <text:p>0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37">
            <text:p>1737</text:p>
          </table:table-cell>
          <table:table-cell office:value-type="float" office:value="1686">
            <text:p>1686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3.02491103202847">
            <text:p>3.024911032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53">
            <text:p>653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0.30627871362941">
            <text:p>-0.306278713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313">
            <text:p>131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0.990099009900987">
            <text:p>-0.9900990099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1470">
            <text:p>147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1.36054421768708">
            <text:p>1.3605442177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50">
            <text:p>4850</text:p>
          </table:table-cell>
          <table:table-cell office:value-type="float" office:value="5070">
            <text:p>507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33925049309664">
            <text:p>-4.3392504931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140">
            <text:p>6140</text:p>
          </table:table-cell>
          <table:table-cell office:value-type="float" office:value="0">
            <text:p>0</text:p>
          </table:table-cell>
          <table:table-cell office:value-type="float" office:value="6169">
            <text:p>6169</text:p>
          </table:table-cell>
          <table:table-cell office:value-type="float" office:value="6290">
            <text:p>629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1.92368839427664">
            <text:p>-1.9236883943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63">
            <text:p>1063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0940733772342384">
            <text:p>0.0940733772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68">
            <text:p>5068</text:p>
          </table:table-cell>
          <table:table-cell office:value-type="float" office:value="5333">
            <text:p>5333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4.96906056628539">
            <text:p>-4.9690605663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445">
            <text:p>5445</text:p>
          </table:table-cell>
          <table:table-cell office:value-type="float" office:value="0">
            <text:p>0</text:p>
          </table:table-cell>
          <table:table-cell office:value-type="float" office:value="5543">
            <text:p>5543</text:p>
          </table:table-cell>
          <table:table-cell office:value-type="float" office:value="5545">
            <text:p>5545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0.0360685302073875">
            <text:p>-0.0360685302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 office:value-type="float" office:value="1613">
            <text:p>1613</text:p>
          </table:table-cell>
          <table:table-cell office:value-type="float" office:value="1628">
            <text:p>1628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0.921375921375926">
            <text:p>-0.921375921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table:number-columns-repeated="2" office:value-type="float" office:value="1271">
            <text:p>1271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0">
            <text:p>0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580">
            <text:p>458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1.76855895196506">
            <text:p>-1.768558952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98">
            <text:p>2098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51">
            <text:p>2151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1.62715016271503">
            <text:p>-1.6271501627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835">
            <text:p>3835</text:p>
          </table:table-cell>
          <table:table-cell office:value-type="float" office:value="0">
            <text:p>0</text:p>
          </table:table-cell>
          <table:table-cell office:value-type="float" office:value="3867">
            <text:p>3867</text:p>
          </table:table-cell>
          <table:table-cell office:value-type="float" office:value="3915">
            <text:p>391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1.22605363984675">
            <text:p>-1.2260536398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843">
            <text:p>5843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  <table:table-cell table:formula="of:=([.D139]/[.E139]*100)-100" office:value-type="float" office:value="-1.30067567567568">
            <text:p>-1.3006756757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522">
            <text:p>7522</text:p>
          </table:table-cell>
          <table:table-cell office:value-type="float" office:value="0">
            <text:p>0</text:p>
          </table:table-cell>
          <table:table-cell office:value-type="float" office:value="7713">
            <text:p>7713</text:p>
          </table:table-cell>
          <table:table-cell office:value-type="float" office:value="7626">
            <text:p>7626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1.14083398898505">
            <text:p>1.140833989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71">
            <text:p>1771</text:p>
          </table:table-cell>
          <table:table-cell office:value-type="float" office:value="1879">
            <text:p>1879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5.747738158595">
            <text:p>-5.7477381586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710">
            <text:p>14710</text:p>
          </table:table-cell>
          <table:table-cell office:value-type="float" office:value="1">
            <text:p>1</text:p>
          </table:table-cell>
          <table:table-cell office:value-type="float" office:value="14945">
            <text:p>14945</text:p>
          </table:table-cell>
          <table:table-cell office:value-type="float" office:value="15030">
            <text:p>1503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0.565535595475723">
            <text:p>-0.5655355955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3997">
            <text:p>3997</text:p>
          </table:table-cell>
          <table:table-cell office:value-type="float" office:value="4005">
            <text:p>400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199750312109856">
            <text:p>-0.1997503121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170">
            <text:p>7170</text:p>
          </table:table-cell>
          <table:table-cell office:value-type="float" office:value="0">
            <text:p>0</text:p>
          </table:table-cell>
          <table:table-cell office:value-type="float" office:value="7279">
            <text:p>7279</text:p>
          </table:table-cell>
          <table:table-cell office:value-type="float" office:value="7240">
            <text:p>72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538674033149178">
            <text:p>0.5386740331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85">
            <text:p>2585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office:value-type="float" office:value="2662">
            <text:p>2662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1.72802404207363">
            <text:p>-1.7280240421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192">
            <text:p>3192</text:p>
          </table:table-cell>
          <table:table-cell office:value-type="float" office:value="3465">
            <text:p>3465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7.87878787878788">
            <text:p>-7.8787878788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089">
            <text:p>5089</text:p>
          </table:table-cell>
          <table:table-cell office:value-type="float" office:value="5200">
            <text:p>520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2.13461538461537">
            <text:p>-2.1346153846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6959">
            <text:p>6959</text:p>
          </table:table-cell>
          <table:table-cell office:value-type="float" office:value="7080">
            <text:p>708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1.70903954802259">
            <text:p>-1.709039548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2193">
            <text:p>2193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1.68718650250797">
            <text:p>-1.6871865025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852">
            <text:p>1852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99">
            <text:p>1899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0.315955766192729">
            <text:p>-0.3159557662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2305">
            <text:p>2305</text:p>
          </table:table-cell>
          <table:table-cell office:value-type="float" office:value="2252">
            <text:p>2252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2.35346358792185">
            <text:p>2.3534635879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95">
            <text:p>3895</text:p>
          </table:table-cell>
          <table:table-cell office:value-type="float" office:value="0">
            <text:p>0</text:p>
          </table:table-cell>
          <table:table-cell office:value-type="float" office:value="3924">
            <text:p>3924</text:p>
          </table:table-cell>
          <table:table-cell office:value-type="float" office:value="4004">
            <text:p>4004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998001998002">
            <text:p>-1.998001998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6880">
            <text:p>6880</text:p>
          </table:table-cell>
          <table:table-cell office:value-type="float" office:value="0">
            <text:p>0</text:p>
          </table:table-cell>
          <table:table-cell office:value-type="float" office:value="7024">
            <text:p>7024</text:p>
          </table:table-cell>
          <table:table-cell office:value-type="float" office:value="7070">
            <text:p>707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0.650636492220642">
            <text:p>-0.6506364922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144">
            <text:p>2144</text:p>
          </table:table-cell>
          <table:table-cell office:value-type="float" office:value="0">
            <text:p>0</text:p>
          </table:table-cell>
          <table:table-cell office:value-type="float" office:value="2191">
            <text:p>2191</text:p>
          </table:table-cell>
          <table:table-cell office:value-type="float" office:value="2162">
            <text:p>2162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1.3413506012951">
            <text:p>1.3413506013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1">
            <text:p>159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3.14267756128221">
            <text:p>3.1426775613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71">
            <text:p>271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0.738007380073796">
            <text:p>0.7380073801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number-columns-repeated="2" office:value-type="float" office:value="447">
            <text:p>447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0">
            <text:p>0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57">
            <text:p>2157</text:p>
          </table:table-cell>
          <table:table-cell office:value-type="float" office:value="0">
            <text:p>0</text:p>
          </table:table-cell>
          <table:table-cell office:value-type="float" office:value="2160">
            <text:p>2160</text:p>
          </table:table-cell>
          <table:table-cell office:value-type="float" office:value="2168">
            <text:p>216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369003690036891">
            <text:p>-0.36900369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59">
            <text:p>2159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03">
            <text:p>2203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1.31638674534726">
            <text:p>-1.3163867453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69">
            <text:p>1469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-0.272294077603803">
            <text:p>-0.2722940776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890">
            <text:p>2890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909">
            <text:p>2909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0.687521485046403">
            <text:p>0.687521485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017">
            <text:p>5017</text:p>
          </table:table-cell>
          <table:table-cell office:value-type="float" office:value="5180">
            <text:p>518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3.14671814671814">
            <text:p>-3.1467181467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1.31578947368421">
            <text:p>1.3157894737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169">
            <text:p>4169</text:p>
          </table:table-cell>
          <table:table-cell office:value-type="float" office:value="4235">
            <text:p>423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1.55844155844156">
            <text:p>-1.5584415584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1221">
            <text:p>1221</text:p>
          </table:table-cell>
          <table:table-cell office:value-type="float" office:value="1226">
            <text:p>1226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0.407830342577483">
            <text:p>-0.4078303426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4770">
            <text:p>4770</text:p>
          </table:table-cell>
          <table:table-cell office:value-type="float" office:value="5020">
            <text:p>502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9800796812749">
            <text:p>-4.9800796813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office:value-type="float" office:value="1893">
            <text:p>1893</text:p>
          </table:table-cell>
          <table:table-cell office:value-type="float" office:value="1929">
            <text:p>1929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 office:value-type="float" office:value="1">
            <text:p>1</text:p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 office:value-type="float" office:value="1">
            <text:p>1</text:p>
          </table:table-cell>
          <table:table-cell/>
          <table:table-cell table:formula="of:=([.D168]/[.E168]*100)-100" office:value-type="float" office:value="-1.86625194401245">
            <text:p>-1.866251944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office:value-type="float" office:value="689">
            <text:p>689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0.290275761973874">
            <text:p>-0.290275762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161">
            <text:p>1161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1.72265288544358">
            <text:p>1.7226528854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985">
            <text:p>1985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3.27455919395466">
            <text:p>-3.274559194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05">
            <text:p>4805</text:p>
          </table:table-cell>
          <table:table-cell office:value-type="float" office:value="1">
            <text:p>1</text:p>
          </table:table-cell>
          <table:table-cell office:value-type="float" office:value="4817">
            <text:p>4817</text:p>
          </table:table-cell>
          <table:table-cell office:value-type="float" office:value="4950">
            <text:p>495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 office:value-type="float" office:value="1">
            <text:p>1</text:p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 office:value-type="float" office:value="1">
            <text:p>1</text:p>
          </table:table-cell>
          <table:table-cell table:formula="of:=IF(OR(AND([.G172]=1;[.I172]=1);AND([.F172]=1;[.H172]=1));1;&quot;&quot;)" office:value-type="float" office:value="1">
            <text:p>1</text:p>
          </table:table-cell>
          <table:table-cell/>
          <table:table-cell table:formula="of:=([.D172]/[.E172]*100)-100" office:value-type="float" office:value="-2.68686868686868">
            <text:p>-2.6868686869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office:value-type="float" office:value="1509">
            <text:p>1509</text:p>
          </table:table-cell>
          <table:table-cell office:value-type="float" office:value="1500">
            <text:p>15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0.599999999999994">
            <text:p>0.6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77">
            <text:p>677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3.39734121122601">
            <text:p>-3.3973412112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885">
            <text:p>5885</text:p>
          </table:table-cell>
          <table:table-cell office:value-type="float" office:value="5990">
            <text:p>599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75292153589317">
            <text:p>-1.7529215359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25">
            <text:p>725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1.37931034482759">
            <text:p>1.3793103448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office:value-type="float" office:value="878">
            <text:p>878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113895216400906">
            <text:p>0.1138952164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97">
            <text:p>1497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38">
            <text:p>153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 office:value-type="float" office:value="1">
            <text:p>1</text:p>
          </table:table-cell>
          <table:table-cell/>
          <table:table-cell table:formula="of:=([.D178]/[.E178]*100)-100" office:value-type="float" office:value="0.585175552665788">
            <text:p>0.5851755527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32">
            <text:p>1132</text:p>
          </table:table-cell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 office:value-type="float" office:value="1151">
            <text:p>1151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1.21633362293657">
            <text:p>-1.2163336229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93">
            <text:p>493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0.40567951318458">
            <text:p>0.4056795132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1.32890365448506">
            <text:p>1.3289036545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33">
            <text:p>4633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  <table:table-cell office:value-type="float" office:value="4620">
            <text:p>462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1.21212121212122">
            <text:p>1.2121212121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0.614439324116731">
            <text:p>0.6144393241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float" office:value="2614">
            <text:p>2614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4.24636572302984">
            <text:p>-4.246365723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1007">
            <text:p>1007</text:p>
          </table:table-cell>
          <table:table-cell office:value-type="float" office:value="1038">
            <text:p>1038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2.98651252408479">
            <text:p>-2.9865125241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190">
            <text:p>10190</text:p>
          </table:table-cell>
          <table:table-cell office:value-type="float" office:value="0">
            <text:p>0</text:p>
          </table:table-cell>
          <table:table-cell office:value-type="float" office:value="10229">
            <text:p>10229</text:p>
          </table:table-cell>
          <table:table-cell office:value-type="float" office:value="10760">
            <text:p>1076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4.93494423791822">
            <text:p>-4.9349442379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44">
            <text:p>7044</text:p>
          </table:table-cell>
          <table:table-cell office:value-type="float" office:value="6980">
            <text:p>698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0.916905444126087">
            <text:p>0.9169054441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450">
            <text:p>8450</text:p>
          </table:table-cell>
          <table:table-cell office:value-type="float" office:value="8940">
            <text:p>89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5.48098434004474">
            <text:p>-5.48098434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2">
            <text:p>1142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1.75131348511384">
            <text:p>-1.7513134851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table:number-columns-repeated="2" office:value-type="float" office:value="963">
            <text:p>963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0">
            <text:p>0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40">
            <text:p>1140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151">
            <text:p>1151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0.260642919200691">
            <text:p>0.2606429192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892">
            <text:p>1892</text:p>
          </table:table-cell>
          <table:table-cell office:value-type="float" office:value="1886">
            <text:p>1886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0.318133616118772">
            <text:p>0.3181336161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57">
            <text:p>457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0.875273522975931">
            <text:p>-0.875273523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600">
            <text:p>2600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3.11538461538461">
            <text:p>3.1153846154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198">
            <text:p>4198</text:p>
          </table:table-cell>
          <table:table-cell office:value-type="float" office:value="4159">
            <text:p>4159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0.93772541476315">
            <text:p>0.9377254148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715">
            <text:p>1715</text:p>
          </table:table-cell>
          <table:table-cell office:value-type="float" office:value="1674">
            <text:p>1674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2.44922341696537">
            <text:p>2.449223417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888">
            <text:p>2888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0.519390581717445">
            <text:p>-0.5193905817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1">
            <text:p>571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0.700525394045528">
            <text:p>0.700525394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35">
            <text:p>735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0.136054421768719">
            <text:p>0.1360544218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599">
            <text:p>599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166944908180298">
            <text:p>0.1669449082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1">
            <text:p>371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1.34770889487871">
            <text:p>-1.3477088949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1689">
            <text:p>1689</text:p>
          </table:table-cell>
          <table:table-cell office:value-type="float" office:value="1744">
            <text:p>1744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3.15366972477065">
            <text:p>-3.153669724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05">
            <text:p>2805</text:p>
          </table:table-cell>
          <table:table-cell office:value-type="float" office:value="0">
            <text:p>0</text:p>
          </table:table-cell>
          <table:table-cell office:value-type="float" office:value="2863">
            <text:p>2863</text:p>
          </table:table-cell>
          <table:table-cell office:value-type="float" office:value="2898">
            <text:p>2898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1.20772946859904">
            <text:p>-1.2077294686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50">
            <text:p>750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0.13333333333334">
            <text:p>0.1333333333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table:number-columns-repeated="2" office:value-type="float" office:value="233">
            <text:p>23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0">
            <text:p>0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727">
            <text:p>1727</text:p>
          </table:table-cell>
          <table:table-cell office:value-type="float" office:value="1730">
            <text:p>1730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0.173410404624278">
            <text:p>-0.1734104046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387">
            <text:p>387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3.10077519379846">
            <text:p>3.1007751938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428">
            <text:p>1428</text:p>
          </table:table-cell>
          <table:table-cell office:value-type="float" office:value="1423">
            <text:p>1423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0.351370344342939">
            <text:p>0.3513703443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0.256410256410248">
            <text:p>-0.2564102564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0">
            <text:p>0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384">
            <text:p>384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1.30208333333333">
            <text:p>1.3020833333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table:number-columns-repeated="2" office:value-type="float" office:value="1459">
            <text:p>1459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0">
            <text:p>0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47">
            <text:p>947</text:p>
          </table:table-cell>
          <table:table-cell office:value-type="float" office:value="955">
            <text:p>955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0.837696335078533">
            <text:p>-0.8376963351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69">
            <text:p>1569</text:p>
          </table:table-cell>
          <table:table-cell office:value-type="float" office:value="0">
            <text:p>0</text:p>
          </table:table-cell>
          <table:table-cell office:value-type="float" office:value="1617">
            <text:p>1617</text:p>
          </table:table-cell>
          <table:table-cell office:value-type="float" office:value="1573">
            <text:p>1573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2.79720279720279">
            <text:p>2.7972027972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92">
            <text:p>1792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0.334821428571416">
            <text:p>0.3348214286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60">
            <text:p>86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  <table:table-cell table:formula="of:=([.D217]/[.E217]*100)-100" office:value-type="float" office:value="1.16279069767442">
            <text:p>1.1627906977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92">
            <text:p>2492</text:p>
          </table:table-cell>
          <table:table-cell office:value-type="float" office:value="2529">
            <text:p>2529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46302886516409">
            <text:p>-1.4630288652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34">
            <text:p>8934</text:p>
          </table:table-cell>
          <table:table-cell office:value-type="float" office:value="9250">
            <text:p>925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3.41621621621621">
            <text:p>-3.4162162162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236">
            <text:p>2236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 office:value-type="float" office:value="1">
            <text:p>1</text:p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 office:value-type="float" office:value="1">
            <text:p>1</text:p>
          </table:table-cell>
          <table:table-cell/>
          <table:table-cell table:formula="of:=([.D220]/[.E220]*100)-100" office:value-type="float" office:value="-0.357781753130595">
            <text:p>-0.3577817531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343">
            <text:p>1343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0.819061801935959">
            <text:p>-0.8190618019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 office:value-type="float" office:value="1">
            <text:p>1</text:p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 office:value-type="float" office:value="1">
            <text:p>1</text:p>
          </table:table-cell>
          <table:table-cell table:formula="of:=IF(OR(AND([.G222]=1;[.I222]=1);AND([.F222]=1;[.H222]=1));1;&quot;&quot;)" office:value-type="float" office:value="1">
            <text:p>1</text:p>
          </table:table-cell>
          <table:table-cell/>
          <table:table-cell table:formula="of:=([.D222]/[.E222]*100)-100" office:value-type="float" office:value="-0.701754385964918">
            <text:p>-0.701754386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67">
            <text:p>1167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0.685518423307613">
            <text:p>0.685518423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2235">
            <text:p>2235</text:p>
          </table:table-cell>
          <table:table-cell office:value-type="float" office:value="2149">
            <text:p>2149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4.00186133085157">
            <text:p>4.0018613309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15">
            <text:p>1115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1093">
            <text:p>1093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4.48307410795974">
            <text:p>4.483074108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234">
            <text:p>2234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0.984780662488816">
            <text:p>0.984780662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30">
            <text:p>8930</text:p>
          </table:table-cell>
          <table:table-cell office:value-type="float" office:value="0">
            <text:p>0</text:p>
          </table:table-cell>
          <table:table-cell office:value-type="float" office:value="9137">
            <text:p>9137</text:p>
          </table:table-cell>
          <table:table-cell office:value-type="float" office:value="8920">
            <text:p>892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2.43273542600897">
            <text:p>2.432735426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064">
            <text:p>6064</text:p>
          </table:table-cell>
          <table:table-cell office:value-type="float" office:value="5900">
            <text:p>590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2.77966101694915">
            <text:p>2.7796610169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522">
            <text:p>4522</text:p>
          </table:table-cell>
          <table:table-cell office:value-type="float" office:value="4470">
            <text:p>447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 office:value-type="float" office:value="1">
            <text:p>1</text:p>
          </table:table-cell>
          <table:table-cell/>
          <table:table-cell table:formula="of:=([.D230]/[.E230]*100)-100" office:value-type="float" office:value="1.16331096196869">
            <text:p>1.163310962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111">
            <text:p>2111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171">
            <text:p>2171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0.092123445416874">
            <text:p>0.0921234454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5170">
            <text:p>25170</text:p>
          </table:table-cell>
          <table:table-cell office:value-type="float" office:value="0">
            <text:p>0</text:p>
          </table:table-cell>
          <table:table-cell office:value-type="float" office:value="25928">
            <text:p>25928</text:p>
          </table:table-cell>
          <table:table-cell office:value-type="float" office:value="25435">
            <text:p>2543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1.93827403184588">
            <text:p>1.9382740318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09">
            <text:p>1609</text:p>
          </table:table-cell>
          <table:table-cell office:value-type="float" office:value="1589">
            <text:p>158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1.25865324103209">
            <text:p>1.258653241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1853">
            <text:p>185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32056125202375">
            <text:p>2.320561252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04">
            <text:p>50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4.96031746031747">
            <text:p>4.9603174603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660">
            <text:p>1660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4.09638554216866">
            <text:p>4.0963855422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16">
            <text:p>1716</text:p>
          </table:table-cell>
          <table:table-cell office:value-type="float" office:value="1704">
            <text:p>1704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0.704225352112672">
            <text:p>0.7042253521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54">
            <text:p>454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0.660792951541851">
            <text:p>0.6607929515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49">
            <text:p>849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0.471142520612489">
            <text:p>0.471142520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28">
            <text:p>6928</text:p>
          </table:table-cell>
          <table:table-cell office:value-type="float" office:value="0">
            <text:p>0</text:p>
          </table:table-cell>
          <table:table-cell office:value-type="float" office:value="7126">
            <text:p>7126</text:p>
          </table:table-cell>
          <table:table-cell office:value-type="float" office:value="6982">
            <text:p>6982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2.0624462904612">
            <text:p>2.0624462905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01">
            <text:p>2501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1.59936025589764">
            <text:p>1.5993602559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795">
            <text:p>795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4.27672955974843">
            <text:p>4.2767295597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15">
            <text:p>141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1.83745583038871">
            <text:p>1.8374558304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226">
            <text:p>222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1.97663971248878">
            <text:p>-1.9766397125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404">
            <text:p>4404</text:p>
          </table:table-cell>
          <table:table-cell office:value-type="float" office:value="4390">
            <text:p>4390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0.31890660592255">
            <text:p>0.3189066059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13">
            <text:p>2113</text:p>
          </table:table-cell>
          <table:table-cell office:value-type="float" office:value="0">
            <text:p>0</text:p>
          </table:table-cell>
          <table:table-cell office:value-type="float" office:value="2161">
            <text:p>2161</text:p>
          </table:table-cell>
          <table:table-cell office:value-type="float" office:value="2158">
            <text:p>2158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0.13901760889712">
            <text:p>0.1390176089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66">
            <text:p>1566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0.319284802043413">
            <text:p>0.319284802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228">
            <text:p>1228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0.977198697068403">
            <text:p>0.9771986971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57">
            <text:p>2657</text:p>
          </table:table-cell>
          <table:table-cell office:value-type="float" office:value="0">
            <text:p>0</text:p>
          </table:table-cell>
          <table:table-cell office:value-type="float" office:value="2741">
            <text:p>2741</text:p>
          </table:table-cell>
          <table:table-cell office:value-type="float" office:value="2742">
            <text:p>2742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0.0364697301239971">
            <text:p>-0.0364697301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080">
            <text:p>8080</text:p>
          </table:table-cell>
          <table:table-cell office:value-type="float" office:value="0">
            <text:p>0</text:p>
          </table:table-cell>
          <table:table-cell office:value-type="float" office:value="8070">
            <text:p>8070</text:p>
          </table:table-cell>
          <table:table-cell office:value-type="float" office:value="8250">
            <text:p>82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2.18181818181819">
            <text:p>-2.1818181818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float" office:value="1212">
            <text:p>1212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54785478547855">
            <text:p>3.5478547855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01">
            <text:p>1701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2.41034685479129">
            <text:p>2.4103468548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1.5873015873016">
            <text:p>-1.5873015873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369">
            <text:p>1369</text:p>
          </table:table-cell>
          <table:table-cell office:value-type="float" office:value="1341">
            <text:p>134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2.08799403430275">
            <text:p>2.0879940343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2029">
            <text:p>2029</text:p>
          </table:table-cell>
          <table:table-cell office:value-type="float" office:value="1967">
            <text:p>1967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3.15200813421454">
            <text:p>3.1520081342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office:value-type="float" office:value="622">
            <text:p>622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1.44694533762058">
            <text:p>1.4469453376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16">
            <text:p>31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1.26582278481013">
            <text:p>-1.2658227848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31">
            <text:p>1131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0.176834659593283">
            <text:p>0.1768346596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59">
            <text:p>459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0.217864923747285">
            <text:p>-0.2178649237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87">
            <text:p>1287</text:p>
          </table:table-cell>
          <table:table-cell office:value-type="float" office:value="1250">
            <text:p>1250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2.96000000000001">
            <text:p>2.96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698">
            <text:p>6698</text:p>
          </table:table-cell>
          <table:table-cell office:value-type="float" office:value="6510">
            <text:p>651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2.88786482334868">
            <text:p>2.8878648233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034">
            <text:p>9034</text:p>
          </table:table-cell>
          <table:table-cell office:value-type="float" office:value="0">
            <text:p>0</text:p>
          </table:table-cell>
          <table:table-cell office:value-type="float" office:value="9052">
            <text:p>9052</text:p>
          </table:table-cell>
          <table:table-cell office:value-type="float" office:value="8514">
            <text:p>8514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6.3190039934226">
            <text:p>6.3190039934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830">
            <text:p>3830</text:p>
          </table:table-cell>
          <table:table-cell office:value-type="float" office:value="0">
            <text:p>0</text:p>
          </table:table-cell>
          <table:table-cell office:value-type="float" office:value="3949">
            <text:p>3949</text:p>
          </table:table-cell>
          <table:table-cell office:value-type="float" office:value="3800">
            <text:p>380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3.92105263157896">
            <text:p>3.921052631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2103">
            <text:p>2103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0.0951022349025266">
            <text:p>0.0951022349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table:number-columns-repeated="2" office:value-type="float" office:value="449">
            <text:p>449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0">
            <text:p>0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71">
            <text:p>571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0.875656742556913">
            <text:p>0.8756567426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0.518134715025909">
            <text:p>-0.518134715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39">
            <text:p>439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1.82232346241457">
            <text:p>1.8223234624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65">
            <text:p>1165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1.03004291845494">
            <text:p>-1.0300429185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261">
            <text:p>1261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2.1411578112609">
            <text:p>2.1411578113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office:value-type="float" office:value="758">
            <text:p>758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2.5065963060686">
            <text:p>2.5065963061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6">
            <text:p>1346</text:p>
          </table:table-cell>
          <table:table-cell office:value-type="float" office:value="1370">
            <text:p>137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1.75182481751824">
            <text:p>-1.7518248175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30">
            <text:p>3030</text:p>
          </table:table-cell>
          <table:table-cell office:value-type="float" office:value="0">
            <text:p>0</text:p>
          </table:table-cell>
          <table:table-cell office:value-type="float" office:value="3071">
            <text:p>3071</text:p>
          </table:table-cell>
          <table:table-cell office:value-type="float" office:value="3106">
            <text:p>3106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1.12685125563425">
            <text:p>-1.1268512556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130">
            <text:p>7130</text:p>
          </table:table-cell>
          <table:table-cell office:value-type="float" office:value="0">
            <text:p>0</text:p>
          </table:table-cell>
          <table:table-cell office:value-type="float" office:value="7318">
            <text:p>7318</text:p>
          </table:table-cell>
          <table:table-cell office:value-type="float" office:value="7080">
            <text:p>708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3.36158192090394">
            <text:p>3.3615819209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329">
            <text:p>1329</text:p>
          </table:table-cell>
          <table:table-cell office:value-type="float" office:value="1283">
            <text:p>1283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3.58534684333594">
            <text:p>3.5853468433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4530">
            <text:p>453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8.38852097130243">
            <text:p>-8.3885209713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900">
            <text:p>52900</text:p>
          </table:table-cell>
          <table:table-cell office:value-type="float" office:value="0">
            <text:p>0</text:p>
          </table:table-cell>
          <table:table-cell office:value-type="float" office:value="54296">
            <text:p>54296</text:p>
          </table:table-cell>
          <table:table-cell office:value-type="float" office:value="52730">
            <text:p>5273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2.96984638725584">
            <text:p>2.9698463873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474">
            <text:p>6474</text:p>
          </table:table-cell>
          <table:table-cell office:value-type="float" office:value="6540">
            <text:p>654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1.00917431192661">
            <text:p>-1.0091743119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43">
            <text:p>5343</text:p>
          </table:table-cell>
          <table:table-cell office:value-type="float" office:value="0">
            <text:p>0</text:p>
          </table:table-cell>
          <table:table-cell office:value-type="float" office:value="5487">
            <text:p>5487</text:p>
          </table:table-cell>
          <table:table-cell office:value-type="float" office:value="5343">
            <text:p>5343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2.69511510387423">
            <text:p>2.6951151039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2459">
            <text:p>2459</text:p>
          </table:table-cell>
          <table:table-cell office:value-type="float" office:value="2443">
            <text:p>2443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0.654932460090052">
            <text:p>0.6549324601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64">
            <text:p>2264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float" office:value="2247">
            <text:p>2247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1.33511348464619">
            <text:p>1.3351134846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635">
            <text:p>19635</text:p>
          </table:table-cell>
          <table:table-cell office:value-type="float" office:value="0">
            <text:p>0</text:p>
          </table:table-cell>
          <table:table-cell office:value-type="float" office:value="19916">
            <text:p>19916</text:p>
          </table:table-cell>
          <table:table-cell office:value-type="float" office:value="19385">
            <text:p>1938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2.73923136445705">
            <text:p>2.7392313645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560">
            <text:p>5560</text:p>
          </table:table-cell>
          <table:table-cell office:value-type="float" office:value="0">
            <text:p>0</text:p>
          </table:table-cell>
          <table:table-cell office:value-type="float" office:value="5718">
            <text:p>5718</text:p>
          </table:table-cell>
          <table:table-cell office:value-type="float" office:value="5360">
            <text:p>536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6.67910447761193">
            <text:p>6.6791044776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578">
            <text:p>5578</text:p>
          </table:table-cell>
          <table:table-cell office:value-type="float" office:value="0">
            <text:p>0</text:p>
          </table:table-cell>
          <table:table-cell office:value-type="float" office:value="5712">
            <text:p>5712</text:p>
          </table:table-cell>
          <table:table-cell office:value-type="float" office:value="5639">
            <text:p>5639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1.29455577230004">
            <text:p>1.2945557723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120">
            <text:p>16120</text:p>
          </table:table-cell>
          <table:table-cell office:value-type="float" office:value="0">
            <text:p>0</text:p>
          </table:table-cell>
          <table:table-cell office:value-type="float" office:value="16380">
            <text:p>16380</text:p>
          </table:table-cell>
          <table:table-cell office:value-type="float" office:value="15980">
            <text:p>15980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2.50312891113893">
            <text:p>2.5031289111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272">
            <text:p>7272</text:p>
          </table:table-cell>
          <table:table-cell office:value-type="float" office:value="0">
            <text:p>0</text:p>
          </table:table-cell>
          <table:table-cell office:value-type="float" office:value="7412">
            <text:p>7412</text:p>
          </table:table-cell>
          <table:table-cell office:value-type="float" office:value="7332">
            <text:p>7332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1.0911074740862">
            <text:p>1.0911074741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1.61290322580645">
            <text:p>1.6129032258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47">
            <text:p>547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1.27970749542961">
            <text:p>1.2797074954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0">
            <text:p>430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4.65116279069768">
            <text:p>4.6511627907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22">
            <text:p>322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5.90062111801242">
            <text:p>5.900621118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office:value-type="float" office:value="859">
            <text:p>85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0.931315483119903">
            <text:p>-0.9313154831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52">
            <text:p>752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0.797872340425542">
            <text:p>0.7978723404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120">
            <text:p>112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0.446428571428584">
            <text:p>0.4464285714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1267">
            <text:p>1267</text:p>
          </table:table-cell>
          <table:table-cell office:value-type="float" office:value="1269">
            <text:p>1269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0.157604412923561">
            <text:p>-0.1576044129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166">
            <text:p>7166</text:p>
          </table:table-cell>
          <table:table-cell office:value-type="float" office:value="7195">
            <text:p>7195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403057678943711">
            <text:p>-0.4030576789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96">
            <text:p>1296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1.46604938271604">
            <text:p>1.4660493827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56">
            <text:p>956</text:p>
          </table:table-cell>
          <table:table-cell office:value-type="float" office:value="919">
            <text:p>919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 office:value-type="float" office:value="1">
            <text:p>1</text:p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4.02611534276387">
            <text:p>4.0261153428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34">
            <text:p>2634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2650">
            <text:p>2650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2.33962264150944">
            <text:p>2.3396226415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31">
            <text:p>331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3.62537764350452">
            <text:p>3.6253776435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1012">
            <text:p>101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0.592885375494063">
            <text:p>0.5928853755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91">
            <text:p>891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 office:value-type="float" office:value="1">
            <text:p>1</text:p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2.13243546576879">
            <text:p>-2.1324354658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101">
            <text:p>4101</text:p>
          </table:table-cell>
          <table:table-cell office:value-type="float" office:value="3970">
            <text:p>397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3.29974811083122">
            <text:p>3.2997481108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836">
            <text:p>1836</text:p>
          </table:table-cell>
          <table:table-cell office:value-type="float" office:value="1">
            <text:p>1</text:p>
          </table:table-cell>
          <table:table-cell office:value-type="float" office:value="1902">
            <text:p>1902</text:p>
          </table:table-cell>
          <table:table-cell office:value-type="float" office:value="1895">
            <text:p>1895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 office:value-type="float" office:value="1">
            <text:p>1</text:p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0.369393139841677">
            <text:p>0.3693931398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1437">
            <text:p>1437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0.626304801670145">
            <text:p>0.6263048017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87">
            <text:p>3687</text:p>
          </table:table-cell>
          <table:table-cell office:value-type="float" office:value="0">
            <text:p>0</text:p>
          </table:table-cell>
          <table:table-cell office:value-type="float" office:value="3742">
            <text:p>3742</text:p>
          </table:table-cell>
          <table:table-cell office:value-type="float" office:value="3705">
            <text:p>3705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0.998650472334674">
            <text:p>0.9986504723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699">
            <text:p>3699</text:p>
          </table:table-cell>
          <table:table-cell office:value-type="float" office:value="1">
            <text:p>1</text:p>
          </table:table-cell>
          <table:table-cell office:value-type="float" office:value="3778">
            <text:p>3778</text:p>
          </table:table-cell>
          <table:table-cell office:value-type="float" office:value="3774">
            <text:p>3774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 office:value-type="float" office:value="1">
            <text:p>1</text:p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 office:value-type="float" office:value="1">
            <text:p>1</text:p>
          </table:table-cell>
          <table:table-cell table:formula="of:=IF(OR(AND([.G306]=1;[.I306]=1);AND([.F306]=1;[.H306]=1));1;&quot;&quot;)" office:value-type="float" office:value="1">
            <text:p>1</text:p>
          </table:table-cell>
          <table:table-cell/>
          <table:table-cell table:formula="of:=([.D306]/[.E306]*100)-100" office:value-type="float" office:value="0.105988341282455">
            <text:p>0.1059883413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43">
            <text:p>4243</text:p>
          </table:table-cell>
          <table:table-cell office:value-type="float" office:value="0">
            <text:p>0</text:p>
          </table:table-cell>
          <table:table-cell office:value-type="float" office:value="4314">
            <text:p>4314</text:p>
          </table:table-cell>
          <table:table-cell office:value-type="float" office:value="4337">
            <text:p>4337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0.530320498040112">
            <text:p>-0.530320498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99">
            <text:p>2399</text:p>
          </table:table-cell>
          <table:table-cell office:value-type="float" office:value="2421">
            <text:p>2421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0.908715406856672">
            <text:p>-0.9087154069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755">
            <text:p>3755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3920">
            <text:p>3920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0.0765306122448948">
            <text:p>-0.0765306122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690">
            <text:p>2690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 office:value-type="float" office:value="1">
            <text:p>1</text:p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 office:value-type="float" office:value="1">
            <text:p>1</text:p>
          </table:table-cell>
          <table:table-cell table:formula="of:=IF(OR(AND([.G310]=1;[.I310]=1);AND([.F310]=1;[.H310]=1));1;&quot;&quot;)" office:value-type="float" office:value="1">
            <text:p>1</text:p>
          </table:table-cell>
          <table:table-cell/>
          <table:table-cell table:formula="of:=([.D310]/[.E310]*100)-100" office:value-type="float" office:value="1.97026022304834">
            <text:p>1.970260223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75">
            <text:p>3475</text:p>
          </table:table-cell>
          <table:table-cell office:value-type="float" office:value="0">
            <text:p>0</text:p>
          </table:table-cell>
          <table:table-cell office:value-type="float" office:value="3504">
            <text:p>3504</text:p>
          </table:table-cell>
          <table:table-cell office:value-type="float" office:value="3580">
            <text:p>3580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2.12290502793296">
            <text:p>-2.1229050279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1841">
            <text:p>1841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0.59750135795764">
            <text:p>0.597501358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4">
            <text:p>2344</text:p>
          </table:table-cell>
          <table:table-cell office:value-type="float" office:value="0">
            <text:p>0</text:p>
          </table:table-cell>
          <table:table-cell office:value-type="float" office:value="2378">
            <text:p>2378</text:p>
          </table:table-cell>
          <table:table-cell office:value-type="float" office:value="2388">
            <text:p>2388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0.41876046901173">
            <text:p>-0.418760469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office:value-type="float" office:value="1872">
            <text:p>1872</text:p>
          </table:table-cell>
          <table:table-cell office:value-type="float" office:value="1890">
            <text:p>1890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0.952380952380949">
            <text:p>-0.9523809524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7490">
            <text:p>17490</text:p>
          </table:table-cell>
          <table:table-cell office:value-type="float" office:value="0">
            <text:p>0</text:p>
          </table:table-cell>
          <table:table-cell office:value-type="float" office:value="17240">
            <text:p>17240</text:p>
          </table:table-cell>
          <table:table-cell office:value-type="float" office:value="17270">
            <text:p>17270</text:p>
          </table:table-cell>
          <table:table-cell table:formula="of:=IF(AND([.B315]&gt;[.E315];[.H315]=1);1;&quot;&quot;)" office:value-type="float" office:value="1">
            <text:p>1</text:p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0.173711638679791">
            <text:p>-0.1737116387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51">
            <text:p>3251</text:p>
          </table:table-cell>
          <table:table-cell office:value-type="float" office:value="3270">
            <text:p>327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0.581039755351682">
            <text:p>-0.5810397554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17">
            <text:p>817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0.122399020807833">
            <text:p>0.1223990208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74">
            <text:p>2674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730">
            <text:p>2730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1.5018315018315">
            <text:p>-1.5018315018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480">
            <text:p>23480</text:p>
          </table:table-cell>
          <table:table-cell office:value-type="float" office:value="0">
            <text:p>0</text:p>
          </table:table-cell>
          <table:table-cell office:value-type="float" office:value="23283">
            <text:p>23283</text:p>
          </table:table-cell>
          <table:table-cell office:value-type="float" office:value="23580">
            <text:p>2358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1.25954198473282">
            <text:p>-1.2595419847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90">
            <text:p>4390</text:p>
          </table:table-cell>
          <table:table-cell office:value-type="float" office:value="1">
            <text:p>1</text:p>
          </table:table-cell>
          <table:table-cell office:value-type="float" office:value="4385">
            <text:p>4385</text:p>
          </table:table-cell>
          <table:table-cell office:value-type="float" office:value="4400">
            <text:p>440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340909090909093">
            <text:p>-0.3409090909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56">
            <text:p>1956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1960">
            <text:p>196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0.15306122448979">
            <text:p>0.1530612245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float" office:value="2243">
            <text:p>2243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0.624164065983067">
            <text:p>0.624164066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4">
            <text:p>714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0.420168067226882">
            <text:p>-0.4201680672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  <table:table-cell office:value-type="float" office:value="1172">
            <text:p>1172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 office:value-type="float" office:value="1">
            <text:p>1</text:p>
          </table:table-cell>
          <table:table-cell/>
          <table:table-cell table:formula="of:=([.D324]/[.E324]*100)-100" office:value-type="float" office:value="-2.04778156996586">
            <text:p>-2.04778157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700">
            <text:p>700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2.71428571428571">
            <text:p>-2.7142857143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7">
            <text:p>1717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0.873616773442052">
            <text:p>-0.8736167734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75">
            <text:p>4775</text:p>
          </table:table-cell>
          <table:table-cell office:value-type="float" office:value="0">
            <text:p>0</text:p>
          </table:table-cell>
          <table:table-cell office:value-type="float" office:value="4697">
            <text:p>4697</text:p>
          </table:table-cell>
          <table:table-cell office:value-type="float" office:value="4850">
            <text:p>485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15463917525773">
            <text:p>-3.1546391753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 office:value-type="float" office:value="1375">
            <text:p>137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 office:value-type="float" office:value="1">
            <text:p>1</text:p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 office:value-type="float" office:value="1">
            <text:p>1</text:p>
          </table:table-cell>
          <table:table-cell/>
          <table:table-cell table:formula="of:=([.D329]/[.E329]*100)-100" office:value-type="float" office:value="-6.90909090909091">
            <text:p>-6.9090909091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20">
            <text:p>5420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470">
            <text:p>547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1.09689213893968">
            <text:p>-1.0968921389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683">
            <text:p>1683</text:p>
          </table:table-cell>
          <table:table-cell office:value-type="float" office:value="1793">
            <text:p>1793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6.13496932515338">
            <text:p>-6.1349693252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2">
            <text:p>1442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0.693481276005542">
            <text:p>0.693481276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3947">
            <text:p>3947</text:p>
          </table:table-cell>
          <table:table-cell office:value-type="float" office:value="0">
            <text:p>0</text:p>
          </table:table-cell>
          <table:table-cell office:value-type="float" office:value="4002">
            <text:p>4002</text:p>
          </table:table-cell>
          <table:table-cell office:value-type="float" office:value="4040">
            <text:p>404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0.940594059405939">
            <text:p>-0.9405940594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20">
            <text:p>3520</text:p>
          </table:table-cell>
          <table:table-cell office:value-type="float" office:value="0">
            <text:p>0</text:p>
          </table:table-cell>
          <table:table-cell office:value-type="float" office:value="3559">
            <text:p>3559</text:p>
          </table:table-cell>
          <table:table-cell office:value-type="float" office:value="3547">
            <text:p>3547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0.338314068226666">
            <text:p>0.3383140682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249">
            <text:p>1249</text:p>
          </table:table-cell>
          <table:table-cell office:value-type="float" office:value="1246">
            <text:p>1246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0.240770465489561">
            <text:p>0.2407704655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73">
            <text:p>2873</text:p>
          </table:table-cell>
          <table:table-cell office:value-type="float" office:value="0">
            <text:p>0</text:p>
          </table:table-cell>
          <table:table-cell office:value-type="float" office:value="2888">
            <text:p>2888</text:p>
          </table:table-cell>
          <table:table-cell office:value-type="float" office:value="2863">
            <text:p>2863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873209919664689">
            <text:p>0.8732099197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26">
            <text:p>1426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0.561009817671803">
            <text:p>-0.5610098177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2854">
            <text:p>2854</text:p>
          </table:table-cell>
          <table:table-cell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2912">
            <text:p>2912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0.54945054945054">
            <text:p>0.5494505495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90">
            <text:p>4490</text:p>
          </table:table-cell>
          <table:table-cell office:value-type="float" office:value="0">
            <text:p>0</text:p>
          </table:table-cell>
          <table:table-cell office:value-type="float" office:value="4482">
            <text:p>4482</text:p>
          </table:table-cell>
          <table:table-cell office:value-type="float" office:value="4455">
            <text:p>4455</text:p>
          </table:table-cell>
          <table:table-cell table:formula="of:=IF(AND([.B339]&gt;[.E339];[.H339]=1);1;&quot;&quot;)" office:value-type="float" office:value="1">
            <text:p>1</text:p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0.606060606060609">
            <text:p>0.6060606061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0180">
            <text:p>20180</text:p>
          </table:table-cell>
          <table:table-cell office:value-type="float" office:value="0">
            <text:p>0</text:p>
          </table:table-cell>
          <table:table-cell office:value-type="float" office:value="20607">
            <text:p>20607</text:p>
          </table:table-cell>
          <table:table-cell office:value-type="float" office:value="20510">
            <text:p>2051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0.472940029254019">
            <text:p>0.4729400293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8">
            <text:p>4268</text:p>
          </table:table-cell>
          <table:table-cell office:value-type="float" office:value="4200">
            <text:p>420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 office:value-type="float" office:value="1">
            <text:p>1</text:p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 office:value-type="float" office:value="1">
            <text:p>1</text:p>
          </table:table-cell>
          <table:table-cell table:formula="of:=IF(OR(AND([.G341]=1;[.I341]=1);AND([.F341]=1;[.H341]=1));1;&quot;&quot;)" office:value-type="float" office:value="1">
            <text:p>1</text:p>
          </table:table-cell>
          <table:table-cell/>
          <table:table-cell table:formula="of:=([.D341]/[.E341]*100)-100" office:value-type="float" office:value="1.61904761904761">
            <text:p>1.619047619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float" office:value="1362">
            <text:p>136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1.4684287812041">
            <text:p>1.4684287812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0.155279503105589">
            <text:p>-0.1552795031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409">
            <text:p>1409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0.49680624556423">
            <text:p>0.4968062456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70">
            <text:p>2670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0.711610486891388">
            <text:p>-0.7116104869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1.12359550561798">
            <text:p>-1.1235955056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320">
            <text:p>5320</text:p>
          </table:table-cell>
          <table:table-cell office:value-type="float" office:value="5400">
            <text:p>54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48148148148148">
            <text:p>-1.4814814815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7">
            <text:p>1507</text:p>
          </table:table-cell>
          <table:table-cell office:value-type="float" office:value="1522">
            <text:p>1522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985545335085419">
            <text:p>-0.9855453351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51">
            <text:p>2651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2633">
            <text:p>2633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2.08887200911508">
            <text:p>2.0888720091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3">
            <text:p>31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1.27795527156549">
            <text:p>1.2779552716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00603621730382">
            <text:p>-1.0060362173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262">
            <text:p>1262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0.792393026941369">
            <text:p>-0.7923930269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30">
            <text:p>123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0.406504065040664">
            <text:p>0.406504065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102">
            <text:p>2102</text:p>
          </table:table-cell>
          <table:table-cell office:value-type="float" office:value="2117">
            <text:p>211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0.7085498346717">
            <text:p>-0.7085498347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91">
            <text:p>691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0.434153400868311">
            <text:p>-0.4341534009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01">
            <text:p>2201</text:p>
          </table:table-cell>
          <table:table-cell office:value-type="float" office:value="0">
            <text:p>0</text:p>
          </table:table-cell>
          <table:table-cell office:value-type="float" office:value="2212">
            <text:p>2212</text:p>
          </table:table-cell>
          <table:table-cell office:value-type="float" office:value="2281">
            <text:p>2281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3.02498903989479">
            <text:p>-3.0249890399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1658">
            <text:p>1658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1.20627261761157">
            <text:p>-1.2062726176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49">
            <text:p>2549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546">
            <text:p>2546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1.02120974076982">
            <text:p>1.0212097408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2">
            <text:p>3352</text:p>
          </table:table-cell>
          <table:table-cell office:value-type="float" office:value="3360">
            <text:p>3360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0.238095238095241">
            <text:p>-0.2380952381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2.45454545454545">
            <text:p>-2.4545454545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office:value-type="float" office:value="2631">
            <text:p>2631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2.3945267958951">
            <text:p>-2.3945267959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66">
            <text:p>1466</text:p>
          </table:table-cell>
          <table:table-cell office:value-type="float" office:value="1490">
            <text:p>149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 office:value-type="float" office:value="1">
            <text:p>1</text:p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 office:value-type="float" office:value="1">
            <text:p>1</text:p>
          </table:table-cell>
          <table:table-cell/>
          <table:table-cell table:formula="of:=([.D362]/[.E362]*100)-100" office:value-type="float" office:value="-1.61073825503357">
            <text:p>-1.610738255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85">
            <text:p>2585</text:p>
          </table:table-cell>
          <table:table-cell office:value-type="float" office:value="0">
            <text:p>0</text:p>
          </table:table-cell>
          <table:table-cell office:value-type="float" office:value="2603">
            <text:p>2603</text:p>
          </table:table-cell>
          <table:table-cell office:value-type="float" office:value="2618">
            <text:p>2618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0.572956455309395">
            <text:p>-0.5729564553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2390">
            <text:p>12390</text:p>
          </table:table-cell>
          <table:table-cell office:value-type="float" office:value="0">
            <text:p>0</text:p>
          </table:table-cell>
          <table:table-cell office:value-type="float" office:value="11895">
            <text:p>11895</text:p>
          </table:table-cell>
          <table:table-cell office:value-type="float" office:value="13280">
            <text:p>1328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0.4292168674699">
            <text:p>-10.4292168675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935">
            <text:p>93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641711229946523">
            <text:p>-0.6417112299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171">
            <text:p>2171</text:p>
          </table:table-cell>
          <table:table-cell office:value-type="float" office:value="0">
            <text:p>0</text:p>
          </table:table-cell>
          <table:table-cell office:value-type="float" office:value="2187">
            <text:p>2187</text:p>
          </table:table-cell>
          <table:table-cell office:value-type="float" office:value="2231">
            <text:p>2231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1.97220977140296">
            <text:p>-1.9722097714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42">
            <text:p>1742</text:p>
          </table:table-cell>
          <table:table-cell office:value-type="float" office:value="1787">
            <text:p>1787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2.51818690542808">
            <text:p>-2.518186905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float" office:value="751">
            <text:p>751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59520639147803">
            <text:p>-3.5952063915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20">
            <text:p>4620</text:p>
          </table:table-cell>
          <table:table-cell office:value-type="float" office:value="0">
            <text:p>0</text:p>
          </table:table-cell>
          <table:table-cell office:value-type="float" office:value="4642">
            <text:p>4642</text:p>
          </table:table-cell>
          <table:table-cell office:value-type="float" office:value="4635">
            <text:p>463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0.151024811218974">
            <text:p>0.1510248112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60">
            <text:p>3760</text:p>
          </table:table-cell>
          <table:table-cell office:value-type="float" office:value="0">
            <text:p>0</text:p>
          </table:table-cell>
          <table:table-cell office:value-type="float" office:value="3764">
            <text:p>3764</text:p>
          </table:table-cell>
          <table:table-cell office:value-type="float" office:value="3840">
            <text:p>384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1.97916666666667">
            <text:p>-1.9791666667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4.31372549019608">
            <text:p>-4.3137254902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439">
            <text:p>439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 office:value-type="float" office:value="1">
            <text:p>1</text:p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 office:value-type="float" office:value="1">
            <text:p>1</text:p>
          </table:table-cell>
          <table:table-cell/>
          <table:table-cell table:formula="of:=([.D372]/[.E372]*100)-100" office:value-type="float" office:value="-1.13895216400911">
            <text:p>-1.138952164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51">
            <text:p>75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39680426098535">
            <text:p>-2.396804261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614">
            <text:p>614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0.977198697068403">
            <text:p>-0.9771986971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54">
            <text:p>45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1.98237885462555">
            <text:p>-1.9823788546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557">
            <text:p>4557</text:p>
          </table:table-cell>
          <table:table-cell office:value-type="float" office:value="0">
            <text:p>0</text:p>
          </table:table-cell>
          <table:table-cell office:value-type="float" office:value="4628">
            <text:p>4628</text:p>
          </table:table-cell>
          <table:table-cell office:value-type="float" office:value="4720">
            <text:p>4720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1.94915254237287">
            <text:p>-1.9491525424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3.90390390390391">
            <text:p>-3.9039039039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48">
            <text:p>848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2.00471698113208">
            <text:p>-2.0047169811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0">
            <text:p>710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1.83098591549296">
            <text:p>-1.8309859155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628">
            <text:p>628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3.02547770700637">
            <text:p>-3.025477707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767">
            <text:p>767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2.34680573663624">
            <text:p>-2.3468057366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562">
            <text:p>562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3.02491103202847">
            <text:p>-3.024911032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179">
            <text:p>1179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1220">
            <text:p>1220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29508196721312">
            <text:p>-2.2950819672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520">
            <text:p>520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2.30769230769231">
            <text:p>-2.3076923077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096">
            <text:p>2096</text:p>
          </table:table-cell>
          <table:table-cell office:value-type="float" office:value="0">
            <text:p>0</text:p>
          </table:table-cell>
          <table:table-cell office:value-type="float" office:value="2137">
            <text:p>2137</text:p>
          </table:table-cell>
          <table:table-cell office:value-type="float" office:value="2164">
            <text:p>2164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1.24768946395564">
            <text:p>-1.247689464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859">
            <text:p>859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4.54016298020954">
            <text:p>-4.5401629802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2.99625468164794">
            <text:p>-2.9962546816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676">
            <text:p>676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4.28994082840237">
            <text:p>-4.2899408284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  <table:table-cell office:value-type="float" office:value="1716">
            <text:p>1716</text:p>
          </table:table-cell>
          <table:table-cell office:value-type="float" office:value="1771">
            <text:p>1771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3.1055900621118">
            <text:p>-3.1055900621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1349">
            <text:p>1349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4.22535211267606">
            <text:p>-4.2253521127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1.76470588235294">
            <text:p>-1.7647058824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2.12765957446808">
            <text:p>-2.1276595745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463">
            <text:p>146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3.14422419685577">
            <text:p>-3.1442241969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60">
            <text:p>4460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4535">
            <text:p>453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1.76405733186328">
            <text:p>-1.7640573319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2378">
            <text:p>2378</text:p>
          </table:table-cell>
          <table:table-cell office:value-type="float" office:value="2394">
            <text:p>2394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0.668337510442768">
            <text:p>-0.6683375104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380">
            <text:p>3380</text:p>
          </table:table-cell>
          <table:table-cell office:value-type="float" office:value="0">
            <text:p>0</text:p>
          </table:table-cell>
          <table:table-cell office:value-type="float" office:value="3447">
            <text:p>3447</text:p>
          </table:table-cell>
          <table:table-cell office:value-type="float" office:value="3470">
            <text:p>347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0.66282420749279">
            <text:p>-0.6628242075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80">
            <text:p>1380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1.95652173913044">
            <text:p>-1.9565217391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1001">
            <text:p>1001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4.19580419580419">
            <text:p>4.1958041958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5">
            <text:p>42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3.05882352941177">
            <text:p>-3.0588235294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73">
            <text:p>473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2.53699788583509">
            <text:p>-2.5369978858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628">
            <text:p>628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3.02547770700637">
            <text:p>-3.025477707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07">
            <text:p>3207</text:p>
          </table:table-cell>
          <table:table-cell office:value-type="float" office:value="3245">
            <text:p>324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1.17103235747304">
            <text:p>-1.1710323575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2508">
            <text:p>2508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0.837320574162675">
            <text:p>-0.8373205742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60">
            <text:p>560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4.46428571428571">
            <text:p>-4.4642857143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67">
            <text:p>2867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2965">
            <text:p>2965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2.19224283305228">
            <text:p>-2.1922428331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96">
            <text:p>1596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1.62907268170426">
            <text:p>-1.6290726817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1.85185185185185">
            <text:p>-1.8518518519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 office:value-type="float" office:value="798">
            <text:p>798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0.501253132832076">
            <text:p>-0.5012531328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728">
            <text:p>728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961538461538453">
            <text:p>-0.9615384615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2" office:value-type="float" office:value="716">
            <text:p>716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0">
            <text:p>0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725">
            <text:p>725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2.20689655172414">
            <text:p>2.2068965517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58">
            <text:p>105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0.378071833648391">
            <text:p>-0.3780718336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305">
            <text:p>3305</text:p>
          </table:table-cell>
          <table:table-cell office:value-type="float" office:value="0">
            <text:p>0</text:p>
          </table:table-cell>
          <table:table-cell office:value-type="float" office:value="3351">
            <text:p>3351</text:p>
          </table:table-cell>
          <table:table-cell office:value-type="float" office:value="3405">
            <text:p>34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1.58590308370043">
            <text:p>-1.5859030837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038">
            <text:p>2038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1.03042198233562">
            <text:p>-1.0304219823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877">
            <text:p>1877</text:p>
          </table:table-cell>
          <table:table-cell office:value-type="float" office:value="1910">
            <text:p>1910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72774869109948">
            <text:p>-1.7277486911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318">
            <text:p>4318</text:p>
          </table:table-cell>
          <table:table-cell office:value-type="float" office:value="0">
            <text:p>0</text:p>
          </table:table-cell>
          <table:table-cell office:value-type="float" office:value="4366">
            <text:p>4366</text:p>
          </table:table-cell>
          <table:table-cell office:value-type="float" office:value="4481">
            <text:p>448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2.56639143048427">
            <text:p>-2.5663914305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45">
            <text:p>1445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1.66089965397924">
            <text:p>-1.660899654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119">
            <text:p>3119</text:p>
          </table:table-cell>
          <table:table-cell office:value-type="float" office:value="0">
            <text:p>0</text:p>
          </table:table-cell>
          <table:table-cell office:value-type="float" office:value="3152">
            <text:p>3152</text:p>
          </table:table-cell>
          <table:table-cell office:value-type="float" office:value="3315">
            <text:p>3315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4.91704374057316">
            <text:p>-4.9170437406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392">
            <text:p>2392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480">
            <text:p>248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3.0241935483871">
            <text:p>-3.0241935484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797">
            <text:p>3797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3936">
            <text:p>3936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8709349593496">
            <text:p>-2.8709349593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9">
            <text:p>19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2.51256281407035">
            <text:p>-2.5125628141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73">
            <text:p>57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 office:value-type="float" office:value="1">
            <text:p>1</text:p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 office:value-type="float" office:value="1">
            <text:p>1</text:p>
          </table:table-cell>
          <table:table-cell/>
          <table:table-cell table:formula="of:=([.D422]/[.E422]*100)-100" office:value-type="float" office:value="-4.53752181500873">
            <text:p>-4.537521815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2975">
            <text:p>2975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3075">
            <text:p>307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1.4959349593496">
            <text:p>-1.4959349593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224">
            <text:p>11224</text:p>
          </table:table-cell>
          <table:table-cell office:value-type="float" office:value="11800">
            <text:p>1180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4.88135593220339">
            <text:p>-4.8813559322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office:value-type="float" office:value="604">
            <text:p>604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6.45695364238411">
            <text:p>-6.4569536424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867">
            <text:p>1867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3.69576861274771">
            <text:p>-3.6957686127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112">
            <text:p>1112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1.97841726618705">
            <text:p>-1.9784172662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77071290944123">
            <text:p>-0.7707129094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number-columns-repeated="2" office:value-type="float" office:value="647">
            <text:p>647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0">
            <text:p>0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float" office:value="882">
            <text:p>882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0204081632653">
            <text:p>-1.0204081633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1102">
            <text:p>1102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27041742286751">
            <text:p>-1.2704174229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48">
            <text:p>848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353773584905653">
            <text:p>-0.3537735849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291">
            <text:p>1291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2.1688613477924">
            <text:p>-2.1688613478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175">
            <text:p>10175</text:p>
          </table:table-cell>
          <table:table-cell office:value-type="float" office:value="0">
            <text:p>0</text:p>
          </table:table-cell>
          <table:table-cell office:value-type="float" office:value="10162">
            <text:p>10162</text:p>
          </table:table-cell>
          <table:table-cell office:value-type="float" office:value="10470">
            <text:p>1047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2.94173829990449">
            <text:p>-2.9417382999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365">
            <text:p>7365</text:p>
          </table:table-cell>
          <table:table-cell office:value-type="float" office:value="0">
            <text:p>0</text:p>
          </table:table-cell>
          <table:table-cell office:value-type="float" office:value="7397">
            <text:p>7397</text:p>
          </table:table-cell>
          <table:table-cell office:value-type="float" office:value="7554">
            <text:p>7554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2.07836907598623">
            <text:p>-2.078369076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755">
            <text:p>18755</text:p>
          </table:table-cell>
          <table:table-cell office:value-type="float" office:value="0">
            <text:p>0</text:p>
          </table:table-cell>
          <table:table-cell office:value-type="float" office:value="18735">
            <text:p>18735</text:p>
          </table:table-cell>
          <table:table-cell office:value-type="float" office:value="19250">
            <text:p>1925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67532467532467">
            <text:p>-2.6753246753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6">
            <text:p>586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1.53583617747439">
            <text:p>1.5358361775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table:number-columns-repeated="2" office:value-type="float" office:value="432">
            <text:p>432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0">
            <text:p>0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42">
            <text:p>742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0.943396226415089">
            <text:p>-0.9433962264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float" office:value="789">
            <text:p>789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0.760456273764248">
            <text:p>-0.7604562738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473">
            <text:p>473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422832980972515">
            <text:p>0.422832981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579">
            <text:p>579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0.518134715025909">
            <text:p>0.518134715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07">
            <text:p>2307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48">
            <text:p>2348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298126064735939">
            <text:p>0.2981260647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1">
            <text:p>551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2.54083484573502">
            <text:p>2.5408348457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823">
            <text:p>82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0.729040097205342">
            <text:p>0.7290400972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276">
            <text:p>127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3.6050156739812">
            <text:p>3.605015674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899">
            <text:p>1899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1.41509433962264">
            <text:p>1.4150943396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0.29069767441861">
            <text:p>-0.2906976744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1447">
            <text:p>1447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0.483759502418792">
            <text:p>0.4837595024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991">
            <text:p>991</text:p>
          </table:table-cell>
          <table:table-cell office:value-type="float" office:value="987">
            <text:p>987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0.40526849037488">
            <text:p>0.4052684904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175">
            <text:p>4175</text:p>
          </table:table-cell>
          <table:table-cell office:value-type="float" office:value="0">
            <text:p>0</text:p>
          </table:table-cell>
          <table:table-cell office:value-type="float" office:value="4187">
            <text:p>4187</text:p>
          </table:table-cell>
          <table:table-cell office:value-type="float" office:value="4260">
            <text:p>42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71361502347418">
            <text:p>-1.7136150235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2081">
            <text:p>208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4.13262854396925">
            <text:p>-4.132628544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204">
            <text:p>1204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1.74418604651163">
            <text:p>-1.7441860465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280">
            <text:p>8280</text:p>
          </table:table-cell>
          <table:table-cell office:value-type="float" office:value="0">
            <text:p>0</text:p>
          </table:table-cell>
          <table:table-cell office:value-type="float" office:value="8279">
            <text:p>8279</text:p>
          </table:table-cell>
          <table:table-cell office:value-type="float" office:value="8310">
            <text:p>831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0.373044524669069">
            <text:p>-0.3730445247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153">
            <text:p>2153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float" office:value="2159">
            <text:p>2159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0.787401574803141">
            <text:p>0.7874015748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1528">
            <text:p>1528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0.654450261780099">
            <text:p>0.6544502618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59">
            <text:p>1559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 office:value-type="float" office:value="1">
            <text:p>1</text:p>
          </table:table-cell>
          <table:table-cell/>
          <table:table-cell table:formula="of:=([.D458]/[.E458]*100)-100" office:value-type="float" office:value="-1.09044259140475">
            <text:p>-1.0904425914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819">
            <text:p>819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68620268620269">
            <text:p>-2.6862026862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1401">
            <text:p>1401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6.92362598144183">
            <text:p>-6.9236259814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622">
            <text:p>3622</text:p>
          </table:table-cell>
          <table:table-cell office:value-type="float" office:value="3690">
            <text:p>369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84281842818427">
            <text:p>-1.8428184282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1">
            <text:p>601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0.665557404326123">
            <text:p>-0.6655574043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4">
            <text:p>464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0.646551724137936">
            <text:p>-0.6465517241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37">
            <text:p>1237</text:p>
          </table:table-cell>
          <table:table-cell office:value-type="float" office:value="1250">
            <text:p>1250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-1.03999999999999">
            <text:p>-1.04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2711">
            <text:p>2711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1.91811139800812">
            <text:p>-1.918111398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655">
            <text:p>3655</text:p>
          </table:table-cell>
          <table:table-cell office:value-type="float" office:value="0">
            <text:p>0</text:p>
          </table:table-cell>
          <table:table-cell office:value-type="float" office:value="3679">
            <text:p>3679</text:p>
          </table:table-cell>
          <table:table-cell office:value-type="float" office:value="3715">
            <text:p>371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0.969044414535674">
            <text:p>-0.9690444145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960">
            <text:p>5960</text:p>
          </table:table-cell>
          <table:table-cell office:value-type="float" office:value="0">
            <text:p>0</text:p>
          </table:table-cell>
          <table:table-cell office:value-type="float" office:value="5989">
            <text:p>5989</text:p>
          </table:table-cell>
          <table:table-cell office:value-type="float" office:value="6090">
            <text:p>609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6584564860427">
            <text:p>-1.658456486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560">
            <text:p>5560</text:p>
          </table:table-cell>
          <table:table-cell office:value-type="float" office:value="1">
            <text:p>1</text:p>
          </table:table-cell>
          <table:table-cell office:value-type="float" office:value="5530">
            <text:p>5530</text:p>
          </table:table-cell>
          <table:table-cell office:value-type="float" office:value="5690">
            <text:p>569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81195079086116">
            <text:p>-2.8119507909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9">
            <text:p>1239</text:p>
          </table:table-cell>
          <table:table-cell office:value-type="float" office:value="1218">
            <text:p>121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1.72413793103448">
            <text:p>1.724137931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2810">
            <text:p>2810</text:p>
          </table:table-cell>
          <table:table-cell office:value-type="float" office:value="2824">
            <text:p>2824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  <table:table-cell table:formula="of:=([.D470]/[.E470]*100)-100" office:value-type="float" office:value="-0.495750708215297">
            <text:p>-0.4957507082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42">
            <text:p>2942</text:p>
          </table:table-cell>
          <table:table-cell office:value-type="float" office:value="0">
            <text:p>0</text:p>
          </table:table-cell>
          <table:table-cell office:value-type="float" office:value="2945">
            <text:p>2945</text:p>
          </table:table-cell>
          <table:table-cell office:value-type="float" office:value="2934">
            <text:p>293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0.37491479209271">
            <text:p>0.3749147921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05">
            <text:p>4105</text:p>
          </table:table-cell>
          <table:table-cell office:value-type="float" office:value="0">
            <text:p>0</text:p>
          </table:table-cell>
          <table:table-cell office:value-type="float" office:value="4122">
            <text:p>4122</text:p>
          </table:table-cell>
          <table:table-cell office:value-type="float" office:value="4230">
            <text:p>423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2.55319148936171">
            <text:p>-2.5531914894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277">
            <text:p>7277</text:p>
          </table:table-cell>
          <table:table-cell office:value-type="float" office:value="0">
            <text:p>0</text:p>
          </table:table-cell>
          <table:table-cell office:value-type="float" office:value="7385">
            <text:p>7385</text:p>
          </table:table-cell>
          <table:table-cell office:value-type="float" office:value="7380">
            <text:p>738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0.0677506775067798">
            <text:p>0.0677506775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920">
            <text:p>920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0.108695652173921">
            <text:p>-0.1086956522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1068">
            <text:p>1068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0.561797752808985">
            <text:p>-0.5617977528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601">
            <text:p>2601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2.19146482122261">
            <text:p>-2.1914648212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162">
            <text:p>3162</text:p>
          </table:table-cell>
          <table:table-cell office:value-type="float" office:value="3265">
            <text:p>326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3.15467075038285">
            <text:p>-3.1546707504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444">
            <text:p>3444</text:p>
          </table:table-cell>
          <table:table-cell office:value-type="float" office:value="3330">
            <text:p>333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3.42342342342343">
            <text:p>3.4234234234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table:number-columns-repeated="2" office:value-type="float" office:value="388">
            <text:p>388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0">
            <text:p>0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0.214592274678111">
            <text:p>0.2145922747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630">
            <text:p>9630</text:p>
          </table:table-cell>
          <table:table-cell office:value-type="float" office:value="0">
            <text:p>0</text:p>
          </table:table-cell>
          <table:table-cell office:value-type="float" office:value="9585">
            <text:p>9585</text:p>
          </table:table-cell>
          <table:table-cell office:value-type="float" office:value="9800">
            <text:p>980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 office:value-type="float" office:value="1">
            <text:p>1</text:p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2.19387755102041">
            <text:p>-2.193877551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7">
            <text:p>3687</text:p>
          </table:table-cell>
          <table:table-cell office:value-type="float" office:value="3695">
            <text:p>369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0.216508795669824">
            <text:p>-0.2165087957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 office:value-type="float" office:value="1">
            <text:p>1</text:p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 office:value-type="float" office:value="1">
            <text:p>1</text:p>
          </table:table-cell>
          <table:table-cell/>
          <table:table-cell table:formula="of:=([.D483]/[.E483]*100)-100" office:value-type="float" office:value="0.0980392156862706">
            <text:p>0.0980392157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75">
            <text:p>2175</text:p>
          </table:table-cell>
          <table:table-cell office:value-type="float" office:value="2160">
            <text:p>216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0.694444444444443">
            <text:p>0.6944444444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office:value-type="float" office:value="2855">
            <text:p>2855</text:p>
          </table:table-cell>
          <table:table-cell office:value-type="float" office:value="2940">
            <text:p>2940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 office:value-type="float" office:value="1">
            <text:p>1</text:p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>
            <text:p/>
          </table:table-cell>
          <table:table-cell/>
          <table:table-cell table:formula="of:=([.D485]/[.E485]*100)-100" office:value-type="float" office:value="-2.89115646258503">
            <text:p>-2.8911564626</text:p>
          </table:table-cell>
          <table:table-cell table:formula="of:=IF(OR(AND([.B485]&gt;[.E485];[.C485]=0);AND([.B485]&lt;=[.E485];[.C485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5300">
            <text:p>45300</text:p>
          </table:table-cell>
          <table:table-cell office:value-type="float" office:value="0">
            <text:p>0</text:p>
          </table:table-cell>
          <table:table-cell office:value-type="float" office:value="45731">
            <text:p>45731</text:p>
          </table:table-cell>
          <table:table-cell office:value-type="float" office:value="46800">
            <text:p>4680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>
            <text:p/>
          </table:table-cell>
          <table:table-cell/>
          <table:table-cell table:formula="of:=([.D487]/[.E487]*100)-100" office:value-type="float" office:value="-2.28418803418803">
            <text:p>-2.2841880342</text:p>
          </table:table-cell>
          <table:table-cell table:formula="of:=IF(OR(AND([.B487]&gt;[.E487];[.C487]=0);AND([.B487]&lt;=[.E487];[.C487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5874">
            <text:p>5874</text:p>
          </table:table-cell>
          <table:table-cell office:value-type="float" office:value="1">
            <text:p>1</text:p>
          </table:table-cell>
          <table:table-cell office:value-type="float" office:value="6070">
            <text:p>6070</text:p>
          </table:table-cell>
          <table:table-cell office:value-type="float" office:value="5906">
            <text:p>5906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 office:value-type="float" office:value="1">
            <text:p>1</text:p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 office:value-type="float" office:value="1">
            <text:p>1</text:p>
          </table:table-cell>
          <table:table-cell table:formula="of:=IF(OR(AND([.G488]=1;[.I488]=1);AND([.F488]=1;[.H488]=1));1;&quot;&quot;)" office:value-type="float" office:value="1">
            <text:p>1</text:p>
          </table:table-cell>
          <table:table-cell/>
          <table:table-cell table:formula="of:=([.D488]/[.E488]*100)-100" office:value-type="float" office:value="2.7768371147985">
            <text:p>2.7768371148</text:p>
          </table:table-cell>
          <table:table-cell table:formula="of:=IF(OR(AND([.B488]&gt;[.E488];[.C488]=0);AND([.B488]&lt;=[.E488];[.C488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90">
            <text:p>6290</text:p>
          </table:table-cell>
          <table:table-cell office:value-type="float" office:value="0">
            <text:p>0</text:p>
          </table:table-cell>
          <table:table-cell office:value-type="float" office:value="6285">
            <text:p>6285</text:p>
          </table:table-cell>
          <table:table-cell office:value-type="float" office:value="6470">
            <text:p>647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 office:value-type="float" office:value="1">
            <text:p>1</text:p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-2.85935085007728">
            <text:p>-2.8593508501</text:p>
          </table:table-cell>
          <table:table-cell table:formula="of:=IF(OR(AND([.B489]&gt;[.E489];[.C489]=0);AND([.B489]&lt;=[.E489];[.C489]=1));1;&quot;&quot;)">
            <text:p/>
          </table:table-cell>
        </table:table-row>
        <table:table-row table:style-name="ro2">
          <table:table-cell table:number-columns-repeated="5"/>
          <table:table-cell table:formula="of:=SUM([.F2:.F489])" office:value-type="float" office:value="6">
            <text:p>6</text:p>
          </table:table-cell>
          <table:table-cell table:formula="of:=SUM([.G2:.G489])" office:value-type="float" office:value="41">
            <text:p>41</text:p>
          </table:table-cell>
          <table:table-cell table:formula="of:=SUM([.H2:.H489])" office:value-type="float" office:value="52">
            <text:p>52</text:p>
          </table:table-cell>
          <table:table-cell table:formula="of:=SUM([.I2:.I489])" office:value-type="float" office:value="48">
            <text:p>48</text:p>
          </table:table-cell>
          <table:table-cell table:formula="of:=SUM([.J2:.J489])" office:value-type="float" office:value="47">
            <text:p>47</text:p>
          </table:table-cell>
          <table:table-cell table:formula="of:=([.J490]/([.H490]+[.I490]))*100" office:value-type="float" office:value="47">
            <text:p>47</text:p>
          </table:table-cell>
          <table:table-cell table:formula="of:=AVERAGE([.L2:.L489])" office:value-type="float" office:value="-0.617293226192611">
            <text:p>-0.6172932262</text:p>
          </table:table-cell>
          <table:table-cell table:formula="of:=SUM([.M2:.M489])" office:value-type="float" office:value="117">
            <text:p>117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10.4292168674699">
            <text:p>-10.4292168675</text:p>
          </table:table-cell>
          <table:table-cell table:formula="of:=[.M490]/488" office:value-type="float" office:value="0.239754098360656">
            <text:p>0.2397540984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6.67910447761193">
            <text:p>6.6791044776</text:p>
          </table:table-cell>
          <table:table-cell table:formula="of:=SUM([.C2:.C489])" office:value-type="float" office:value="64">
            <text:p>64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22:56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